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800000008051215D00.png"/>
  <manifest:file-entry manifest:media-type="image/png" manifest:full-path="Pictures/1000020100000080000000807BD6C9C0.png"/>
  <manifest:file-entry manifest:media-type="image/png" manifest:full-path="Pictures/100002010000008000000080038A4CD5.png"/>
  <manifest:file-entry manifest:media-type="image/png" manifest:full-path="Pictures/1000020100000080000000800F9E9E10.png"/>
  <manifest:file-entry manifest:media-type="image/png" manifest:full-path="Pictures/1000020100000020000000209C9179AA.png"/>
  <manifest:file-entry manifest:media-type="image/png" manifest:full-path="Pictures/100002010000008000000080D892E7A1.png"/>
  <manifest:file-entry manifest:media-type="image/png" manifest:full-path="Pictures/100002010000008000000080A84153D7.png"/>
  <manifest:file-entry manifest:media-type="image/png" manifest:full-path="Pictures/100002010000008000000080ECC0F394.png"/>
  <manifest:file-entry manifest:media-type="image/png" manifest:full-path="Pictures/10000201000000200000002021C4C41A.png"/>
  <manifest:file-entry manifest:media-type="image/png" manifest:full-path="Pictures/1000020100000080000000801658894B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ff" draw:textarea-vertical-align="middl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ccffcc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="solid" draw:fill-color="#e6e6ff" draw:textarea-vertical-align="middle"/>
    </style:style>
    <style:style style:name="gr7" style:family="graphic" style:parent-style-name="standard">
      <style:graphic-properties draw:fill="solid" draw:fill-color="#ccccff" draw:textarea-vertical-align="middle"/>
    </style:style>
    <style:style style:name="gr8" style:family="graphic" style:parent-style-name="standard">
      <style:graphic-properties draw:fill="solid" draw:fill-color="#ccffff" draw:textarea-vertical-align="middle"/>
    </style:style>
    <style:style style:name="gr9" style:family="graphic" style:parent-style-name="standard">
      <style:graphic-properties draw:fill="solid" draw:fill-color="#ccffff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cfe7f5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="solid" draw:fill-color="#ffccff" draw:textarea-horizontal-align="justify" draw:textarea-vertical-align="middle" draw:auto-grow-height="false" fo:min-height="0cm" fo:min-width="0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fill="solid" draw:fill-color="#99cccc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="solid" draw:fill-color="#cc9999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="solid" draw:fill-color="#83caff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2.2cm" svg:height="4.916cm" svg:x="1.6cm" svg:y="11.884cm">
          <text:p/>
        </draw:rect>
        <draw:custom-shape draw:style-name="gr2" draw:text-style-name="P2" draw:layer="layout" svg:width="22.182cm" svg:height="7.529cm" svg:x="1.6cm" svg:y="4.35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761cm" svg:height="2.075cm" svg:x="18.27cm" svg:y="6.351cm">
          <text:p text:style-name="P2">View</text:p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762cm" svg:height="2.074cm" svg:x="2.139cm" svg:y="9.118cm">
          <text:p text:style-name="P2">Database</text:p>
          <text:p text:style-name="P2">Adapt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762cm" svg:height="2.074cm" svg:x="7.516cm" svg:y="6.353cm">
          <text:p text:style-name="P2">Trans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761cm" svg:height="2.074cm" svg:x="2.137cm" svg:y="6.353cm">
          <text:p text:style-name="P2">Base </text:p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6" draw:text-style-name="P1" draw:layer="layout" svg:width="22.182cm" svg:height="1.23cm" svg:x="1.6cm" svg:y="4.355cm">
          <text:p text:style-name="P2"><text:span text:style-name="T1">Core (MVC)</text:span></text:p>
        </draw:rect>
        <draw:rect draw:style-name="gr7" draw:text-style-name="P1" draw:layer="layout" svg:width="22.2cm" svg:height="1.459cm" svg:x="1.6cm" svg:y="11.884cm">
          <text:p text:style-name="P2"><text:span text:style-name="T1">WebServer</text:span></text:p>
        </draw:rect>
        <draw:rect draw:style-name="gr8" draw:text-style-name="P1" draw:layer="layout" svg:width="22.182cm" svg:height="6.913cm" svg:x="1.618cm" svg:y="-2.558cm">
          <text:p/>
        </draw:rect>
        <draw:rect draw:style-name="gr9" draw:text-style-name="P1" draw:layer="layout" svg:width="22.182cm" svg:height="1.229cm" svg:x="1.6cm" svg:y="-3.096cm">
          <text:p text:style-name="P2"><text:span text:style-name="T1">Groot-Onlineshop</text:span></text:p>
        </draw:rect>
        <draw:custom-shape draw:style-name="gr4" draw:text-style-name="P2" draw:layer="layout" svg:width="4.761cm" svg:height="2.074cm" svg:x="2.139cm" svg:y="-1.176cm">
          <text:p text:style-name="P2">Concrete </text:p>
          <text:p text:style-name="P2">Mode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4.761cm" svg:height="2.074cm" svg:x="2.139cm" svg:y="1.59cm">
          <text:p text:style-name="P2">Specific </text:p>
          <text:p text:style-name="P2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4.762cm" svg:height="2.074cm" svg:x="7.516cm" svg:y="-1.176cm">
          <text:p text:style-name="P2">Translation </text:p>
          <text:p text:style-name="P2">Fi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761cm" svg:height="2.074cm" svg:x="18.27cm" svg:y="-1.176cm">
          <text:p text:style-name="P2">Vie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761cm" svg:height="2.074cm" svg:x="18.27cm" svg:y="1.59cm">
          <text:p text:style-name="P2">Viewle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2.61cm" svg:height="2.766cm" svg:x="3.444cm" svg:y="13.727cm">
          <text:p text:style-name="P2">My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draw:layer="layout" svg:width="4.763cm" svg:height="2.074cm" svg:x="7.822cm" svg:y="14.035cm">
          <text:p text:style-name="P2">PH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2" draw:text-style-name="P2" draw:layer="layout" svg:width="4.763cm" svg:height="2.074cm" svg:x="12.891cm" svg:y="-1.176cm">
            <text:p text:style-name="P2">HTML</text:p>
            <text:p text:style-name="P2">Template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2" draw:layer="layout" svg:width="0.537cm" svg:height="0.538cm" svg:x="16.887cm" svg:y="-1.022cm">
            <draw:image xlink:href="Pictures/1000020100000080000000801658894B.png" xlink:type="simple" xlink:show="embed" xlink:actuate="onLoad">
              <text:p/>
            </draw:image>
          </draw:frame>
        </draw:g>
        <draw:custom-shape draw:style-name="gr12" draw:text-style-name="P2" draw:layer="layout" svg:width="4.763cm" svg:height="2.074cm" svg:x="12.891cm" svg:y="6.353cm">
          <text:p text:style-name="P2">Template</text:p>
          <text:p text:style-name="P2">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0.438cm" svg:height="0.481cm" svg:x="11.614cm" svg:y="-0.932cm">
          <draw:image xlink:href="Pictures/1000020100000020000000209C9179AA.png" xlink:type="simple" xlink:show="embed" xlink:actuate="onLoad">
            <text:p/>
          </draw:image>
        </draw:frame>
        <draw:frame draw:style-name="gr13" draw:text-style-name="P2" draw:layer="layout" svg:width="0.417cm" svg:height="0.449cm" svg:x="22.384cm" svg:y="6.64cm">
          <draw:image xlink:href="Pictures/10000201000000200000002021C4C41A.png" xlink:type="simple" xlink:show="embed" xlink:actuate="onLoad">
            <text:p/>
          </draw:image>
        </draw:frame>
        <draw:g>
          <draw:custom-shape draw:style-name="gr14" draw:text-style-name="P2" draw:layer="layout" svg:width="4.763cm" svg:height="2.074cm" svg:x="7.514cm" svg:y="1.59cm">
            <text:p text:style-name="P2">Tes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3" draw:text-style-name="P2" draw:layer="layout" svg:width="0.768cm" svg:height="0.767cm" svg:x="11.511cm" svg:y="1.718cm">
            <draw:image xlink:href="Pictures/100002010000008000000080ECC0F394.png" xlink:type="simple" xlink:show="embed" xlink:actuate="onLoad">
              <text:p/>
            </draw:image>
          </draw:frame>
        </draw:g>
        <draw:frame draw:style-name="gr13" draw:text-style-name="P2" draw:layer="layout" svg:width="0.504cm" svg:height="0.506cm" svg:x="17.013cm" svg:y="6.659cm">
          <draw:image xlink:href="Pictures/100002010000008000000080D892E7A1.png" xlink:type="simple" xlink:show="embed" xlink:actuate="onLoad">
            <text:p/>
          </draw:image>
        </draw:frame>
        <draw:custom-shape draw:style-name="gr14" draw:text-style-name="P2" draw:layer="layout" svg:width="4.762cm" svg:height="2.074cm" svg:x="7.516cm" svg:y="9.12cm">
          <text:p text:style-name="P2">Test</text:p>
          <text:p text:style-name="P2">Frame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0.537cm" svg:height="0.537cm" svg:x="11.527cm" svg:y="9.426cm">
          <draw:image xlink:href="Pictures/1000020100000080000000800F9E9E10.png" xlink:type="simple" xlink:show="embed" xlink:actuate="onLoad">
            <text:p/>
          </draw:image>
        </draw:frame>
        <draw:frame draw:style-name="gr13" draw:text-style-name="P2" draw:layer="layout" svg:width="0.922cm" svg:height="0.923cm" svg:x="11.34cm" svg:y="6.449cm">
          <draw:image xlink:href="Pictures/100002010000008000000080038A4CD5.png" xlink:type="simple" xlink:show="embed" xlink:actuate="onLoad">
            <text:p/>
          </draw:image>
        </draw:frame>
        <draw:frame draw:style-name="gr13" draw:text-style-name="P2" draw:layer="layout" svg:width="0.538cm" svg:height="0.539cm" svg:x="22.298cm" svg:y="-0.946cm">
          <draw:image xlink:href="Pictures/1000020100000080000000807BD6C9C0.png" xlink:type="simple" xlink:show="embed" xlink:actuate="onLoad">
            <text:p/>
          </draw:image>
        </draw:frame>
        <draw:frame draw:style-name="gr13" draw:text-style-name="P2" draw:layer="layout" svg:width="0.498cm" svg:height="0.498cm" svg:x="22.34cm" svg:y="1.867cm">
          <draw:image xlink:href="Pictures/100002010000008000000080A84153D7.png" xlink:type="simple" xlink:show="embed" xlink:actuate="onLoad">
            <text:p/>
          </draw:image>
        </draw:frame>
        <draw:custom-shape draw:style-name="gr15" draw:text-style-name="P2" draw:layer="layout" svg:width="4.763cm" svg:height="2.074cm" svg:x="12.891cm" svg:y="9.118cm">
          <text:p text:style-name="P2">Generic</text:p>
          <text:p text:style-name="P2">Autolo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2" draw:layer="layout" svg:width="0.553cm" svg:height="0.554cm" svg:x="16.887cm" svg:y="9.369cm">
          <draw:image xlink:href="Pictures/10000201000000800000008051215D00.png" xlink:type="simple" xlink:show="embed" xlink:actuate="onLoad">
            <text:p/>
          </draw:image>
        </draw:frame>
        <draw:custom-shape draw:style-name="gr16" draw:text-style-name="P2" draw:layer="layout" svg:width="4.763cm" svg:height="2.074cm" svg:x="12.891cm" svg:y="1.626cm">
          <text:p text:style-name="P2">Wikipedia</text:p>
          <text:p text:style-name="P2">REST-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2" draw:text-style-name="P1" xml:id="id1" draw:id="id1" draw:layer="layout" svg:width="3.6cm" svg:height="3.9cm" svg:x="16.3cm" svg:y="0.9cm">
          <text:p text:style-name="P1">HTML</text:p>
          <text:p text:style-name="P1">Templat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" draw:text-style-name="P1" xml:id="id3" draw:id="id3" draw:layer="layout" svg:width="6.7cm" svg:height="2.5cm" svg:x="7.5cm" svg:y="1.7cm">
          <text:p text:style-name="P1">Daten</text:p>
          <text:p text:style-name="P1">(Assoc-Array)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" xml:id="id2" draw:id="id2" draw:layer="layout" svg:width="7.3cm" svg:height="3.3cm" svg:x="10.7cm" svg:y="6.7cm">
          <text:p text:style-name="P1">Template</text:p>
          <text:p text:style-name="P1">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2" draw:layer="layout" draw:type="curve" svg:x1="18.1cm" svg:y1="4.8cm" svg:x2="14.35cm" svg:y2="6.7cm" draw:start-shape="id1" draw:start-glue-point="6" draw:end-shape="id2" draw:end-glue-point="0" svg:d="M18100 4800c0 1426-3750 477-3750 1900">
          <text:p/>
        </draw:connector>
        <draw:connector draw:style-name="gr17" draw:text-style-name="P2" draw:layer="layout" draw:type="curve" svg:x1="10.85cm" svg:y1="4.2cm" svg:x2="14.35cm" svg:y2="6.7cm" draw:start-shape="id3" draw:start-glue-point="8" draw:end-shape="id2" svg:d="M10850 4200c0 1876 3500 627 3500 2500">
          <text:p/>
        </draw:connector>
        <draw:custom-shape draw:style-name="gr10" draw:text-style-name="P1" xml:id="id4" draw:id="id4" draw:layer="layout" svg:width="6.7cm" svg:height="2.5cm" svg:x="11cm" svg:y="11.7cm">
          <text:p text:style-name="P1">HTML-String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7" draw:text-style-name="P2" draw:layer="layout" draw:type="curve" svg:x1="14.35cm" svg:y1="10cm" svg:x2="14.35cm" svg:y2="11.7cm" draw:start-shape="id2" draw:start-glue-point="2" draw:end-shape="id4" draw:end-glue-point="5" svg:d="M14350 10000v1700">
          <text:p/>
        </draw:connector>
      </draw:page>
      <draw:page draw:name="page3" draw:style-name="dp1" draw:master-page-name="Default">
        <draw:custom-shape draw:style-name="gr10" draw:text-style-name="P1" xml:id="id5" draw:id="id5" draw:layer="layout" svg:width="7.8cm" svg:height="1.8cm" svg:x="2.1cm" svg:y="8.2cm">
          <text:p text:style-name="P1">Translation key</text:p>
          <draw:enhanced-geometry svg:viewBox="0 0 21600 21600" draw:glue-points="?f6 0 10800 ?f8 ?f11 10800 ?f9 21600 10800 ?f10 ?f5 10800" draw:text-areas="?f3 ?f3 ?f4 ?f4" draw:type="parallelogram" draw:modifiers="3477.7079861556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6" draw:id="id6" draw:layer="layout" svg:width="7.3cm" svg:height="3.3cm" svg:x="12.3cm" svg:y="10cm">
          <text:p text:style-name="P2">Trans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" draw:text-style-name="P2" draw:layer="layout" draw:type="curve" svg:x1="6cm" svg:y1="10cm" svg:x2="12.3cm" svg:y2="11.65cm" draw:start-shape="id5" draw:start-glue-point="8" draw:end-shape="id6" svg:d="M6000 10000c0 1100 2100 1650 6300 1650">
          <text:p/>
        </draw:connector>
        <draw:custom-shape draw:style-name="gr10" draw:text-style-name="P1" xml:id="id7" draw:id="id7" draw:layer="layout" svg:width="6.7cm" svg:height="2.5cm" svg:x="12.6cm" svg:y="15.1cm">
          <text:p text:style-name="P1">Translated</text:p>
          <text:p text:style-name="P1">String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7" draw:text-style-name="P2" draw:layer="layout" draw:type="curve" svg:x1="15.95cm" svg:y1="13.3cm" svg:x2="15.95cm" svg:y2="15.1cm" draw:start-shape="id6" draw:start-glue-point="2" draw:end-shape="id7" draw:end-glue-point="5" svg:d="M15950 13300v1800">
          <text:p/>
        </draw:connector>
        <draw:g xml:id="id9" draw:id="id9">
          <draw:custom-shape draw:style-name="gr5" draw:text-style-name="P1" draw:layer="layout" svg:width="3.9cm" svg:height="4.225cm" svg:x="14.5cm" svg:y="1.3cm">
            <text:p text:style-name="P1">Translation </text:p>
            <text:p text:style-name="P1">File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1" draw:layer="layout" svg:width="3.9cm" svg:height="4.225cm" svg:x="14cm" svg:y="1.925cm">
            <text:p text:style-name="P1">Translation </text:p>
            <text:p text:style-name="P1">File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1" draw:layer="layout" svg:width="3.9cm" svg:height="4.225cm" svg:x="13.6cm" svg:y="2.525cm">
            <text:p text:style-name="P1">Translation </text:p>
            <text:p text:style-name="P1">File</text:p>
            <text:p text:style-name="P1">(de)</text:p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</draw:g>
        <draw:custom-shape draw:style-name="gr10" draw:text-style-name="P1" xml:id="id8" draw:id="id8" draw:layer="layout" svg:width="7.8cm" svg:height="1.8cm" svg:x="1.201cm" svg:y="12.3cm">
          <text:p text:style-name="P1">String-Values</text:p>
          <draw:enhanced-geometry svg:viewBox="0 0 21600 21600" draw:glue-points="?f6 0 10800 ?f8 ?f11 10800 ?f9 21600 10800 ?f10 ?f5 10800" draw:text-areas="?f3 ?f3 ?f4 ?f4" draw:type="parallelogram" draw:modifiers="3477.7079861556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7" draw:text-style-name="P2" draw:layer="layout" draw:type="curve" svg:x1="5.729cm" svg:y1="12.3cm" svg:x2="12.3cm" svg:y2="11.65cm" draw:start-shape="id8" draw:start-glue-point="4" draw:end-shape="id6" draw:end-glue-point="3" svg:d="M5729 12300c0-434 2190-650 6571-650">
          <text:p/>
        </draw:connector>
        <draw:connector draw:style-name="gr17" draw:text-style-name="P2" draw:layer="layout" draw:type="curve" svg:x1="16cm" svg:y1="6.75cm" svg:x2="15.95cm" svg:y2="10cm" draw:start-shape="id9" draw:end-shape="id6" draw:end-glue-point="0" svg:d="M16000 6750c0 2437-50 813-50 3250">
          <text:p/>
        </draw:connector>
      </draw:page>
      <draw:page draw:name="page4" draw:style-name="dp1" draw:master-page-name="Default">
        <draw:custom-shape draw:style-name="gr10" draw:text-style-name="P2" draw:layer="layout" svg:width="4.9cm" svg:height="2.7cm" svg:x="1.3cm" svg:y="2.5cm"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4.9cm" svg:height="2.7cm" svg:x="7.1cm" svg:y="4.2cm">
          <text:p text:style-name="P2">Vie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4.9cm" svg:height="2.7cm" svg:x="7.101cm" svg:y="0.8cm">
          <text:p text:style-name="P2">Viewle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4.9cm" svg:height="2.7cm" svg:x="13cm" svg:y="2.501cm">
          <text:p text:style-name="P2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4.9cm" svg:height="2.7cm" svg:x="20.3cm" svg:y="2.5cm">
          <text:p text:style-name="P2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8.101cm" svg:y="9.7cm">
          <text:p text:style-name="P2">Template render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1.3cm" svg:y="9.701cm">
          <text:p text:style-name="P2">Templ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7.901cm" svg:y="15.2cm">
          <text:p text:style-name="P2">View</text:p>
          <text:p text:style-name="P2">Controll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0.801cm" svg:y="15.201cm">
          <text:p text:style-name="P2">Data 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15cm" svg:y="15.202cm">
          <text:p text:style-name="P2">Template</text:p>
          <text:p text:style-name="P2">Eng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15.6cm" svg:y="9.701cm">
          <text:p text:style-name="P2">Autolo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15cm" svg:y="18.5cm">
          <text:p text:style-name="P2">Trans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6.199cm" svg:height="2.7cm" svg:x="7.9cm" svg:y="18.501cm">
          <text:p text:style-name="P2">Authentif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3T16:15:56</meta:creation-date>
    <dc:date>2015-01-05T20:31:15</dc:date>
    <meta:editing-duration>PT3H31M3S</meta:editing-duration>
    <meta:editing-cycles>40</meta:editing-cycles>
    <meta:generator>OpenOffice/4.1.1$Unix OpenOffice.org_project/411m6$Build-9775</meta:generator>
    <meta:document-statistic meta:object-count="67"/>
  </office:meta>
</office:document-meta>
</file>